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ond" svg:font-family="'Noto Sans Cond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41086" officeooo:paragraph-rsid="00041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lmente, criei um projeto VueJS, usando o Nuxt. Nele, eu configurei o Jest como framework de testes, além do Axios para o uso de APIs.</text:p>
      <text:p text:style-name="P1">Então, dentro da pasta do projeto de Vue, iniciei um projeto de NodeJS, usando express para a criação agilizada do servidor.</text:p>
      <text:p text:style-name="P1">No Vue, comecei a enfrentar um problema com a API, pelo fato de eu rodar ambos no mesmo servidor (localhost), meu navegador começou a bloquear a requisição, apontando o erro: “Cross-Origin Request Blocked”, já tinha enfrentado esse erro antes, com minha API em PHP, lá bastou eu definir um Header, para permitir a requisição e no Node, as coisas não foram diferentes, embora tenham sido um pouco mais complicadas, possivelmente pela minha inexperiência com ele. Mas pesquisa vai, pesquisa vem, encontrei os headers que precisava utilizar; assim, finalmente, minha API tinha sido integrada com o meu fro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ond" svg:font-family="'Noto Sans Con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ond" style:font-size-asian="10.5pt" style:language-asian="zh" style:country-asian="CN" style:font-name-complex="Noto Sans Cond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ond" style:font-size-asian="10.5pt" style:language-asian="zh" style:country-asian="CN" style:font-name-complex="Noto Sans Con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ond" style:font-family-asian="'Noto Sans Cond'" style:font-family-generic-asian="system" style:font-pitch-asian="variable" style:font-size-asian="14pt" style:font-name-complex="Noto Sans Cond" style:font-family-complex="'Noto Sans Con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ond" style:font-family-asian="'Noto Sans Cond'" style:font-family-generic-asian="system" style:font-pitch-asian="variable" style:font-size-asian="24pt" style:font-weight-asian="bold" style:font-name-complex="Noto Sans Cond" style:font-family-complex="'Noto Sans Cond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11:40:58.790458621</meta:creation-date>
    <dc:date>2022-02-26T12:48:15.201049229</dc:date>
    <meta:editing-duration>PT1H7M17S</meta:editing-duration>
    <meta:editing-cycles>1</meta:editing-cycles>
    <meta:document-statistic meta:table-count="0" meta:image-count="0" meta:object-count="0" meta:page-count="1" meta:paragraph-count="3" meta:word-count="143" meta:character-count="868" meta:non-whitespace-character-count="728"/>
    <meta:generator>LibreOffice/7.3.0.3$Linux_X86_64 LibreOffice_project/30$Build-3</meta:generator>
  </office:meta>
</office:document-meta>
</file>